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2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2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4064368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130974058480">
          <table:table-cell table:style-name="Table5.A1" office:value-type="string">
            <text:p text:style-name="P59"><draw:line text:anchor-type="paragraph" draw:z-index="5" draw:name="Shape3_0" draw:style-name="gr1" draw:text-style-name="P67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7"><draw:line text:anchor-type="paragraph" draw:z-index="12" draw:name="Shape3_8" draw:style-name="gr1" draw:text-style-name="P67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8"/>
          </table:table-cell>
        </table:table-row>
        <table:table-row table:style-name="TableLine2130974058480">
          <table:table-cell table:style-name="Table5.A1" office:value-type="string">
            <text:p text:style-name="P60"><draw:line text:anchor-type="paragraph" draw:z-index="6" draw:name="Shape3_1" draw:style-name="gr1" draw:text-style-name="P67" svg:x1="0.9382in" svg:y1="0.2016in" svg:x2="3.4154in" svg:y2="0.1917in"><text:p/></draw:line><draw:line text:anchor-type="paragraph" draw:z-index="13" draw:name="Shape3_9" draw:style-name="gr1" draw:text-style-name="P67" svg:x1="3.7854in" svg:y1="0.2016in" svg:x2="7.5811in" svg:y2="0.2016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130974058480">
          <table:table-cell table:style-name="Table5.A1" office:value-type="string">
            <text:p text:style-name="P60"><draw:line text:anchor-type="paragraph" draw:z-index="7" draw:name="Shape3_2" draw:style-name="gr1" draw:text-style-name="P67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1"><draw:line text:anchor-type="paragraph" draw:z-index="15" draw:name="Shape3_11" draw:style-name="gr1" draw:text-style-name="P67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1" draw:name="Shape3_3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5"><draw:line text:anchor-type="paragraph" draw:z-index="8" draw:name="Shape3_4" draw:style-name="gr1" draw:text-style-name="P67" svg:x1="0.0827in" svg:y1="0.1811in" svg:x2="3.3693in" svg:y2="0.1811in"><text:p/></draw:line><draw:line text:anchor-type="paragraph" draw:z-index="14" draw:name="Shape3_10" draw:style-name="gr1" draw:text-style-name="P67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6">လိပ်စာ <text:s/><text:user-field-get text:name="py3o.o.company_id.street">street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9" draw:name="Shape3_6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66"><draw:line text:anchor-type="paragraph" draw:z-index="16" draw:name="Shape3_13" draw:style-name="gr1" draw:text-style-name="P6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0" draw:name="Shape3_7" draw:style-name="gr1" draw:text-style-name="P67" svg:x1="1.9563in" svg:y1="0.2067in" svg:x2="3.3689in" svg:y2="0.202in"><text:p/></draw:line><draw:line text:anchor-type="paragraph" draw:z-index="17" draw:name="Shape3_14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399712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04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2768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8928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1760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648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3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576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3024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0720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904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2130924404832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6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5">နှုတ်ယူ</text:p>
            <text:p text:style-name="P45">ပေးသွင်းသူ </text:p>
            <text:p text:style-name="P46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4412256">
          <table:table-cell table:style-name="Table7.A5" office:value-type="string">
            <text:p text:style-name="P31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3"><draw:custom-shape text:anchor-type="paragraph" draw:z-index="1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3"><draw:custom-shape text:anchor-type="paragraph" draw:z-index="3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5152">
          <table:table-cell table:style-name="Table7.A5" office:value-type="string">
            <text:p text:style-name="P33">(ဂ) အိမ်ထောင်ဖက်</text:p>
          </table:table-cell>
          <table:table-cell table:style-name="Table7.D1" office:value-type="string">
            <text:p text:style-name="P33"><draw:custom-shape text:anchor-type="paragraph" draw:z-index="4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4"><draw:custom-shape text:anchor-type="paragraph" draw:z-index="2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7">လက်မှတ်</text:p>
            <text:p text:style-name="P48">အမည် <text:s text:c="2"/><text:span text:style-name="T8"><text:user-field-get text:name="py3o.o.company_id.hr_head_id.name">hr_head</text:user-field-get></text:span></text:p>
            <text:p text:style-name="P49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8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4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6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6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1"/>
      <text:p text:style-name="P5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38:46.995000000</dc:date>
    <meta:editing-duration>P1DT17H37M8S</meta:editing-duration>
    <meta:editing-cycles>947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